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ffffff" style:font-name="Segoe UI1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48cm" svg:y="0.498cm">
          <draw:text-box>
            <text:p text:style-name="P1"><text:span text:style-name="T1">HYMN #847</text:span></text:p>
            <text:p text:style-name="P1"><text:span text:style-name="T2">“</text:span><text:span text:style-name="T2">Christ, Our Human Likeness Shar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4" draw:layer="layout" svg:width="25.146cm" svg:height="7.541cm" svg:x="1.349cm" svg:y="0.93cm">
          <draw:text-box>
            <text:p text:style-name="P1"><text:span text:style-name="T3">1. </text:span><text:span text:style-name="T4">Christ, our human likeness sharing,</text:span><text:span text:style-name="T4"><text:line-break/></text:span><text:span text:style-name="T4">Heaven’s love on earth portrayed;</text:span><text:span text:style-name="T4"><text:line-break/></text:span><text:span text:style-name="T4">Christ the Shepherd, tending, caring,</text:span><text:span text:style-name="T4"><text:line-break/></text:span><text:span text:style-name="T4">In His death our ransom pai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5" draw:layer="layout" svg:width="25.654cm" svg:height="4.318cm" svg:x="1.27cm" svg:y="0.508cm">
          <draw:text-box>
            <text:p text:style-name="P1"><text:span text:style-name="T4">Christ the Savior, Christ the Servant,</text:span><text:span text:style-name="T4"><text:line-break/></text:span><text:span text:style-name="T4">Be Your life in us displaye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7" draw:layer="layout" svg:width="25.654cm" svg:height="7.541cm" svg:x="1.27cm" svg:y="1.016cm">
          <draw:text-box>
            <text:p text:style-name="P1"><text:span text:style-name="T3">2. </text:span><text:span text:style-name="T4">Hear the word that Christ has spoken,</text:span><text:span text:style-name="T4"><text:line-break/></text:span><text:span text:style-name="T4">Help the weak, the hungry feed;</text:span><text:span text:style-name="T4"><text:line-break/></text:span><text:span text:style-name="T4">See the pow’rs of darkness broken,</text:span><text:span text:style-name="T4"><text:line-break/></text:span><text:span text:style-name="T4">Sinners pardoned, captives freed: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5" draw:text-style-name="P5" draw:layer="layout" svg:width="25.146cm" svg:height="4.064cm" svg:x="1.524cm" svg:y="1.016cm">
          <draw:text-box>
            <text:p text:style-name="P1"><text:span text:style-name="T4">Christ the Savior, Christ the Servant,</text:span><text:span text:style-name="T4"><text:line-break/></text:span><text:span text:style-name="T4">Help us meet our neighbor’s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4" draw:layer="layout" svg:width="24.892cm" svg:height="7.541cm" svg:x="1.492cm" svg:y="0.962cm">
          <draw:text-box>
            <text:p text:style-name="P1"><text:span text:style-name="T3">3. </text:span><text:span text:style-name="T4">Christ, in ev’ry congregation</text:span><text:span text:style-name="T4"><text:line-break/></text:span><text:span text:style-name="T4">Build Your temple, stone by stone,</text:span><text:span text:style-name="T4"><text:line-break/></text:span><text:span text:style-name="T4">With Your word as firm foundation</text:span><text:span text:style-name="T4"><text:line-break/></text:span><text:span text:style-name="T4">For a faith matured and grow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6" draw:text-style-name="P4" draw:layer="layout" svg:width="25.189cm" svg:height="3.631cm" svg:x="1.481cm" svg:y="0.941cm">
          <draw:text-box>
            <text:p text:style-name="P1"><text:span text:style-name="T4">Christ the Savior, Christ the Servant,</text:span><text:span text:style-name="T4"><text:line-break/></text:span><text:span text:style-name="T4">Make in us Your Gospel kn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7" draw:text-style-name="P4" draw:layer="layout" svg:width="24.892cm" svg:height="7.011cm" svg:x="1.524cm" svg:y="0.762cm">
          <draw:text-box>
            <text:p text:style-name="P1"><text:span text:style-name="T3">4. </text:span><text:span text:style-name="T4">Come, O living Christ, renew us,</text:span><text:span text:style-name="T4"><text:line-break/></text:span><text:span text:style-name="T4">As of old in wind and flame;</text:span><text:span text:style-name="T4"><text:line-break/></text:span><text:span text:style-name="T4">With the Spirit’s pow’r endue us,</text:span><text:span text:style-name="T4"><text:line-break/></text:span><text:span text:style-name="T4">Servants of Your saving nam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9" draw:layer="layout" svg:width="24.638cm" svg:height="11.131cm" svg:x="1.492cm" svg:y="0.842cm">
          <draw:text-box>
            <text:p text:style-name="P1"><text:span text:style-name="T4">Christ the Savior, Christ the Servant,</text:span><text:span text:style-name="T4"><text:line-break/></text:span><text:span text:style-name="T4">Christ whose kingdom we proclaim.</text:span></text:p>
            <text:p text:style-name="P8"><text:span text:style-name="T6"><text:line-break/></text:span><text:span text:style-name="T6"/></text:p>
            <text:p text:style-name="P8"><text:span text:style-name="T7"/></text:p>
            <text:p text:style-name="P8"><text:span text:style-name="T6"><text:s text:c="4"/></text:span><text:span text:style-name="T8">© 2003 Hope Publishing Co. </text:span></text:p>
            <text:p text:style-name="P8"><text:span text:style-name="T8"><text:s text:c="5"/></text:span><text:span text:style-name="T8">Used by permission:</text:span></text:p>
            <text:p text:style-name="P8"><text:span text:style-name="T8"><text:s text:c="5"/></text:span><text:span text:style-name="T8">LSB Hymn License</text:span></text:p>
            <text:p text:style-name="P8"><text:span text:style-name="T8"><text:s text:c="5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01:35:35.617000000</meta:creation-date>
    <dc:title>Hymn template</dc:title>
    <meta:editing-duration>PT16M43S</meta:editing-duration>
    <meta:editing-cycles>10</meta:editing-cycles>
    <meta:generator>LibreOffice/6.0.6.2$Windows_X86_64 LibreOffice_project/0c292870b25a325b5ed35f6b45599d2ea4458e77</meta:generator>
    <meta:initial-creator>Arthur Hoch</meta:initial-creator>
    <dc:date>2018-09-27T15:34:57.980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09-19T01:35:35.105000000"/>
  </office:meta>
</office:document-meta>
</file>